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69.8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196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9.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-complex="FreeSans" fo:hyphenate="true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LCD-OLinuXino-15.6FHD_Rev_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(na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M1</text:p>
          </table:table-cell>
          <table:table-cell table:style-name="ce3" office:value-type="string" calcext:value-type="string">
            <text:p>R_MATRIX_4_KICA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(na) 100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12,R15</text:p>
          </table:table-cell>
          <table:table-cell table:style-name="ce3" office:value-type="string" calcext:value-type="string">
            <text:p>R04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(na) FB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B4</text:p>
          </table:table-cell>
          <table:table-cell table:style-name="ce3" office:value-type="string" calcext:value-type="string">
            <text:p>L_0805_5MIL_DW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РЕЗ 0603 1.05 K 1%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R_0603_5MIL_DWS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SMD КОНД 0402 100 NF 10% 10VDC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3,C4,C5,C6,C7,C8,C9,C11,C13,C14,C15,C16,C17,C18,C24,C19</text:p>
          </table:table-cell>
          <table:table-cell table:style-name="ce3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РЕЗ 0402 10 K 5%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5,R6,R8,R11</text:p>
          </table:table-cell>
          <table:table-cell table:style-name="ce3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КОНД 0603 1 UF 10V X5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1,C2</text:p>
          </table:table-cell>
          <table:table-cell table:style-name="ce3" office:value-type="string" calcext:value-type="string">
            <text:p>C_0603_5MIL_DW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SMD КОНД 0603 1 UF 50VDC X5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0,C21</text:p>
          </table:table-cell>
          <table:table-cell table:style-name="ce3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РЕЗ 0402 2.2 K 5%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1,R3,R10,R2,R4</text:p>
          </table:table-cell>
          <table:table-cell table:style-name="ce3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РЕЗ 0603 20 K 1%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R_0603_5MIL_DW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SMD КОНД 0402 33 PF +-0.25 P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10,C12</text:p>
          </table:table-cell>
          <table:table-cell table:style-name="ce3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4SB24.000F20E15/5x3.2mm/20ppm/20p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5x3.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WR-JACK-MIL-SM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WR1</text:p>
          </table:table-cell>
          <table:table-cell table:style-name="ce3" office:value-type="string" calcext:value-type="string">
            <text:p>PWR-JACK-MIL-SMT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SMD ДИОД ШОТКИ SOT23 BAT54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ИНД YS75 22 U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SD75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SMD ТРАНЗИСТОР DTC114YK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B08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B1,FB2,FB3</text:p>
          </table:table-cell>
          <table:table-cell table:style-name="ce3" office:value-type="string" calcext:value-type="string">
            <text:p>L_0805_5MIL_DW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SMD СЪЕДИНИТЕЛ FPV-WZA21-40L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1,SOM204-LVDS1</text:p>
          </table:table-cell>
          <table:table-cell table:style-name="ce3" office:value-type="string" calcext:value-type="string">
            <text:p>FPV-WZA21-40-LF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SMD ТРАНЗИСТОР IRLML64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ET1</text:p>
          </table:table-cell>
          <table:table-cell table:style-name="ce3"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MD СЪЕДИНИТЕЛ LCD30P-0.5MM-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DP1</text:p>
          </table:table-cell>
          <table:table-cell table:style-name="ce3" office:value-type="string" calcext:value-type="string">
            <text:p>eDP-TER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ИС MCP1700T-1202E/M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OT89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SMD СЪЕДИНИТЕЛ B-V-40-LF (GBH254SMT-40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ICR1</text:p>
          </table:table-cell>
          <table:table-cell table:style-name="ce3" office:value-type="string" calcext:value-type="string">
            <text:p>GBH-254-SMT-4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MD СЪЕДИНИТЕЛ MALE-PAV16X-2x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ME1,LIME2</text:p>
          </table:table-cell>
          <table:table-cell table:style-name="ce3" office:value-type="string" calcext:value-type="string">
            <text:p>GPH127SMT-02X20(PA-V16X-2X20-LF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ИС MT3608 2-24V 2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OT23-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ИС NCS88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QFN56_7x7mm_0.4p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ИС PIC10F206T-I/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SOT23-6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SMD ДИОД 1N5822 (SS34) SM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1,D3</text:p>
          </table:table-cell>
          <table:table-cell table:style-name="ce3" office:value-type="string" calcext:value-type="string">
            <text:p>SMA-K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CD 15.6 1920x1080-eDP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LCD-OLinuXino-15.6FHD_Rev_H'.A1:'LCD-OLinuXino-15.6FHD_Rev_H'.D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09:15:16.892039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09:15:25.718356048</dc:date>
    <meta:editing-duration>PT12M39S</meta:editing-duration>
    <meta:editing-cycles>6</meta:editing-cycles>
    <meta:generator>LibreOffice/6.0.3.2$Linux_X86_64 LibreOffice_project/00m0$Build-2</meta:generator>
    <meta:document-statistic meta:table-count="1" meta:cell-count="114" meta:object-count="0"/>
  </office:meta>
</office:document-meta>
</file>